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P</mi>
              <mrow>
                <mi mathvariant="italic">ij</mi>
              </mrow>
            </msub>
            <mi/>
            <mfenced open="∣" close="〉">
              <mrow>
                <msub>
                  <mo stretchy="false">ϕ</mo>
                  <mi>N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sub>
              <mi>P</mi>
              <mrow>
                <mi mathvariant="italic">ij</mi>
              </mrow>
            </msub>
            <mi/>
            <mi>U</mi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  <mi/>
            <mfenced open="∣" close="〉">
              <mrow>
                <msub>
                  <mo stretchy="false">ϕ</mo>
                  <mi>N</mi>
                </msub>
                <mrow>
                  <mo stretchy="false">(</mo>
                  <mrow>
                    <msub>
                      <mi>t</mi>
                      <mn>0</mn>
                    </msub>
                  </mrow>
                  <mo stretchy="false">)</mo>
                </mrow>
              </mrow>
            </mfenced>
            <mrow>
              <mi/>
              <mo stretchy="false">=</mo>
              <mi/>
            </mrow>
            <mi>U</mi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  <mi/>
            <msub>
              <mi>P</mi>
              <mrow>
                <mi mathvariant="italic">ij</mi>
              </mrow>
            </msub>
            <mi/>
            <mfenced open="∣" close="〉">
              <mrow>
                <msub>
                  <mo stretchy="false">ϕ</mo>
                  <mi>N</mi>
                </msub>
                <mrow>
                  <mo stretchy="false">(</mo>
                  <mrow>
                    <msub>
                      <mi>t</mi>
                      <mn>0</mn>
                    </msub>
                  </mrow>
                  <mo stretchy="false">)</mo>
                </mrow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row>
                <mi/>
                <mo stretchy="false">±</mo>
                <mi>U</mi>
              </mrow>
            </mrow>
            <mrow>
              <mo stretchy="false">(</mo>
              <mrow>
                <mi>t</mi>
                <mi>,</mi>
                <msub>
                  <mi>t</mi>
                  <mn>0</mn>
                </msub>
              </mrow>
              <mo stretchy="false">)</mo>
            </mrow>
            <mi/>
            <mfenced open="∣" close="〉">
              <mrow>
                <msub>
                  <mo stretchy="false">ϕ</mo>
                  <mi>N</mi>
                </msub>
                <mrow>
                  <mo stretchy="false">(</mo>
                  <mrow>
                    <msub>
                      <mi>t</mi>
                      <mn>0</mn>
                    </msub>
                  </mrow>
                  <mo stretchy="false">)</mo>
                </mrow>
              </mrow>
            </mfenced>
            <mrow>
              <mi/>
              <mo stretchy="false">=</mo>
              <mrow>
                <mi/>
                <mo stretchy="false">±</mo>
                <mi/>
              </mrow>
            </mrow>
            <mfenced open="∣" close="〉">
              <mrow>
                <msub>
                  <mo stretchy="false">ϕ</mo>
                  <mi>N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</mrow>
        </mtd>
      </mtr>
    </mtable>
    <annotation encoding="StarMath 5.0">P _{ij} 
` 
left lline 
 %iphi _N (t) 
right rangle ~=~ 
P _{ij} ` U (t , t _0) 
` 
left lline 
 %iphi _N (t _0) 
right rangle ~=~ 
U (t , t _0) ` P _{ij} 
` 
left lline 
 %iphi _N (t _0) 
right rangle ~=`
newline `=~ 
+- U (t , t _0) 
` 
left lline 
 %iphi _N (t _0) 
right rangle ~=~ 
+-
` 
left lline 
 %iphi _N (t) 
right rangl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9:13:42.070000000</meta:creation-date>
    <meta:generator>LibreOffice/4.1.4.2$Windows_x86 LibreOffice_project/0a0440ccc0227ad9829de5f46be37cfb6edcf72</meta:generator>
  </office:meta>
</office:document-meta>
</file>